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34cbcc" officeooo:paragraph-rsid="000e2d1b" style:font-style-asian="italic" style:font-style-complex="italic"/>
    </style:style>
    <style:style style:name="P2" style:family="paragraph" style:parent-style-name="Standard">
      <style:text-properties officeooo:rsid="00288bda" officeooo:paragraph-rsid="000e2d1b"/>
    </style:style>
    <style:style style:name="P3" style:family="paragraph" style:parent-style-name="Standard">
      <style:text-properties officeooo:rsid="0027d1f7" officeooo:paragraph-rsid="000e2d1b"/>
    </style:style>
    <style:style style:name="P4" style:family="paragraph" style:parent-style-name="Standard">
      <style:text-properties officeooo:rsid="002ada97" officeooo:paragraph-rsid="000e2d1b"/>
    </style:style>
    <style:style style:name="P5" style:family="paragraph" style:parent-style-name="Standard">
      <style:text-properties officeooo:rsid="002c1077" officeooo:paragraph-rsid="000e2d1b"/>
    </style:style>
    <style:style style:name="P6" style:family="paragraph" style:parent-style-name="Standard">
      <style:text-properties officeooo:rsid="002c436b" officeooo:paragraph-rsid="000e2d1b"/>
    </style:style>
    <style:style style:name="P7" style:family="paragraph" style:parent-style-name="Standard">
      <style:text-properties officeooo:rsid="002e3d1c" officeooo:paragraph-rsid="000e2d1b"/>
    </style:style>
    <style:style style:name="P8" style:family="paragraph" style:parent-style-name="Standard">
      <style:text-properties officeooo:rsid="002ec47e" officeooo:paragraph-rsid="000e2d1b"/>
    </style:style>
    <style:style style:name="P9" style:family="paragraph" style:parent-style-name="Standard">
      <style:text-properties officeooo:rsid="0030b30e" officeooo:paragraph-rsid="000e2d1b"/>
    </style:style>
    <style:style style:name="P10" style:family="paragraph" style:parent-style-name="Standard">
      <style:text-properties officeooo:rsid="00326b8d" officeooo:paragraph-rsid="000e2d1b"/>
    </style:style>
    <style:style style:name="P11" style:family="paragraph" style:parent-style-name="Standard">
      <style:text-properties officeooo:rsid="003398b6" officeooo:paragraph-rsid="000e2d1b"/>
    </style:style>
    <style:style style:name="T1" style:family="text">
      <style:text-properties officeooo:rsid="00ed8b13"/>
    </style:style>
    <style:style style:name="T2" style:family="text">
      <style:text-properties officeooo:rsid="002c1077"/>
    </style:style>
    <style:style style:name="T3" style:family="text">
      <style:text-properties officeooo:rsid="0107ac62"/>
    </style:style>
    <style:style style:name="T4" style:family="text">
      <style:text-properties officeooo:rsid="002c436b"/>
    </style:style>
    <style:style style:name="T5" style:family="text">
      <style:text-properties officeooo:rsid="00ebfd22"/>
    </style:style>
    <style:style style:name="T6" style:family="text">
      <style:text-properties officeooo:rsid="002e3d1c"/>
    </style:style>
    <style:style style:name="T7" style:family="text">
      <style:text-properties officeooo:rsid="0030b30e"/>
    </style:style>
    <style:style style:name="T8" style:family="text">
      <style:text-properties officeooo:rsid="02fdc1f7"/>
    </style:style>
    <style:style style:name="T9" style:family="text">
      <style:text-properties officeooo:rsid="003398b6"/>
    </style:style>
    <style:style style:name="T10" style:family="text">
      <style:text-properties officeooo:rsid="0108fb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В хате номер девятнадцать по улице Нежинской старика Дузенко уже не было, на его площади проживали две <text:s/>старушки — <text:s/>вдова Дузенко и её сестра, переехавшая к ней из села. </text:p>
      <text:p text:style-name="P4">И на половине Игната Пилюты осталась лишь Пилютиха. Она из хаты и носу не показывала и ставни выходящих на улицу окон <text:span text:style-name="T2">порой неделями не открывались. </text:span></text:p>
      <text:p text:style-name="P5">Наверное, она ходила <text:span text:style-name="T3">всё же </text:span>на Базар или в магазин, но мои с ней пути не пересекались.</text:p>
      <text:p text:style-name="P4">В феврале <text:span text:style-name="T4">бабу Катю вдруг отвезли в больницу.</text:span></text:p>
      <text:p text:style-name="P6">Наверное, только для меня, с моей жизнью раздéленой между школой, Клубом, книгами и телевизором, это оказалось вдруг.</text:p>
      <text:p text:style-name="P6">Когда хочешь везде поспеть, некогда примечать окружающее.</text:p>
      <text:p text:style-name="P6">Я прибегал со школы и, <text:span text:style-name="T5">звякнув</text:span> калитк<text:span text:style-name="T5">ой</text:span>, проходил на наше крыльцо под окном Пилютихи, в котором виднелся её профиль в <text:span text:style-name="T6">распущенном</text:span> чёрном головном платке <text:span text:style-name="T6">и рука, вскинутая в сторону стенки между её и нашей кухнями. </text:span></text:p>
      <text:p text:style-name="P7">Дома я бросал папку со школьными учебниками и тетрадями в расселину между диваном и этажеркой под телевизором и возвращался на кухню — обедать с братом и сестрой, если они ещё не поели.</text:p>
      <text:p text:style-name="P7">Мама и тётя Люда готовили раздельно для своих семей и баба Катя обедала с Ирочкой и Валериком за тем же кухонным столом под стенкой, что отделяла от хаты Дузенко.</text:p>
      <text:p text:style-name="P7">В дневное время по телевизору ничего не показывали, кроме заставки с кругом и кубиками: для настройки изображения с помощью мелких ручек на его задней стенке, если круг неровный, то у дикторов лица окажутся сплюснутыми, или наоборот.</text:p>
      <text:p text:style-name="P7">Поэтому до пяти часов телевизор не включали и обед проходил под неразборчивый бубнёж за стенкой у Пилютихи, который иногда п<text:span text:style-name="T3">е</text:span>реходил в крик не понять о чём. </text:p>
      <text:p text:style-name="P8">Я уходил в Клуб и, возвращаясь, опять видел в окне Пилютиху, в подсветке от лампочки в какой-то из её дальних комнат. На кухне она свет не включала.</text:p>
      <text:p text:style-name="P8">После возвращения с работы всех четырёх родителей, Пилютиха добавляла громкости.</text:p>
      <text:p text:style-name="P8">Отец говорил:</text:p>
      <text:p text:style-name="P8">- Вот <text:span text:style-name="T1">ведь </text:span>Геббельс, опять завела свою шарманку.</text:p>
      <text:p text:style-name="P8">Один раз дядя Толик приставил к стене большую чайную чашку — <text:s/>пос<text:span text:style-name="T7">лушать о чём она там халяву развернула.</text:span></text:p>
      <text:p text:style-name="P9">Я тоже прижал ухо к донышку — бубнёж приблизился и раздавался уже не за стеной, а внутри белой чашки, но так и остался неразборчивым.</text:p>
      <text:p text:style-name="P9">Мама советовала не обращать внимания на полоумную старуху, а тётя Люда пояснила — Пилютиха всех нас проклинает через стену и, обращаясь к той же стене, сказала:</text:p>
      <text:p text:style-name="P9">- И это вот всё тебе же за пазуху.</text:p>
      <text:p text:style-name="P9">Не знаю, была ли Пилютиха полоумной — как-то ведь справлялась жить в одиночку.</text:p>
      <text:p text:style-name="P9">Дочка <text:span text:style-name="T1">её </text:span>в конце войны уехала из Конотопа, от греха подальше — чтоб не придрались за её весёлое поведение с военными немецкого штаба, квартировавшего в их хате.</text:p>
      <text:p text:style-name="P9">Сын Григорий получил свои десять лет за какое-то убийство. Пилюта умер. Телевизора нет.</text:p>
      <text:p text:style-name="P9">Может затем и проклинала, чтоб не ополоуметь.</text:p>
      <text:p text:style-name="P9">Баба Катя <text:span text:style-name="T8">насчёт Пилютихи </text:span>ничего не говорила, а только виновато улыбалась. </text:p>
      <text:p text:style-name="P9">В какие-то дни она иногда постанывала, но не громче, чем <text:span text:style-name="T1">приглушённые</text:span> стен<text:span text:style-name="T1">ой </text:span>речи Геббельса .</text:p>
      <text:p text:style-name="P9">И вот вдруг приехала скорая и её увезли в больницу.</text:p>
      <text:p text:style-name="P9">Через три дня бабу Катю привезли обратно и положили на обтянутый дерматином матрас-кушетку — <text:span text:style-name="T3">остатки</text:span> от <text:span text:style-name="T3">былого</text:span> дивана с валиками — <text:span text:style-name="T3">на кухне </text:span>под окном, напротив плиты-печки. </text:p>
      <text:p text:style-name="P10">Она никого не узнавала и не разговаривала, а лишь протяжно и громко стонала.</text:p>
      <text:p text:style-name="P10">Вечером все собирались перед телевизором и закрывали створки двери на кухню, чтобы не слышать её стонов <text:span text:style-name="T9">и тяжёлого запаха</text:span>. <text:s/></text:p>
      <text:p text:style-name="P10">В комнату <text:span text:style-name="T10">же </text:span>перенесли кровати Архипенков из кухни и ночевали вдесятером.</text:p>
      <text:p text:style-name="P10"><text:soft-page-break/>Ещё раз вызывали скорую, но те её не увезли, а только сделали укол.</text:p>
      <text:p text:style-name="P10">Баба Катя ненадолго затихла, но потом снова начала метаться на кушетке, повторяя одни и те же вскрики:</text:p>
      <text:p text:style-name="P10">- А божечки! А пробочки!</text:p>
      <text:p text:style-name="P10">Через несколько лет я догадался, что «пробочки» это от украинского «пробi» <text:span text:style-name="T7">— «</text:span>прости господи».</text:p>
      <text:p text:style-name="P10"/>
      <text:p text:style-name="P10">Баба Катя умирала трое суток. </text:p>
      <text:p text:style-name="P10">Наши семьи ютились по соседям <text:span text:style-name="T7">— Архипенки</text:span> в пятнадцатом номере, а мы в двадцать первом, на половине Ивана Крипака.</text:p>
      <text:p text:style-name="P10">Взрослые соседи давали родителям невразумительные советы, что в нашей хате нужно взломать порог, или какую-то там половицу.</text:p>
      <text:p text:style-name="P10">Самое практичное предложение внесла тётя Тамара Крипачка, жена Ивана Крипака. Она сказала, что <text:s/>кушетка с бабой Катей стоит под окном с полуоткрытой <text:s/><text:span text:style-name="T9">форточкой и свежий воздух продлевает её страдания.</text:span></text:p>
      <text:p text:style-name="P11">В тот же вечер, мама и тётя Люда <text:span text:style-name="T10">ненадолго</text:span> заглянули <text:span text:style-name="T10">в нашу хату,</text:span> прихватить ещё одеял, потушили там свет и, когда уже <text:span text:style-name="T10">вышли </text:span>на крыльц<text:span text:style-name="T10">о</text:span>, тётя Люда подкралась к кухонному окну и плотно прикрыла форточку.</text:p>
      <text:p text:style-name="P11">Она так же крадучись спустилась ко мне и маме — я держал одеяла — улыбаясь, как напроказившая девочка, или так уж мне показалось в темноте безлунной зимней ночи.</text:p>
      <text:p text:style-name="P11"/>
      <text:p text:style-name="P11">Утром мама разбудила нас на полу в столовой хаты Крипаков известием, что баба Катя умерла.</text:p>
      <text:p text:style-name="P11">На следующий день были похороны. Я не хотел идти, но мама сказала, что я должен.</text:p>
      <text:p text:style-name="P11">Меня жёг стыд; казалось — всем известно, что бабу Катю удушили её же дочери. Поэтому я отпустил уши своей кроличьей шапки и сдвинул её на глаза. Так и прошёл весь путь от нашей хаты до кладбища, повесив повинную голову и глядя в ноги шагавших впереди.</text:p>
      <text:p text:style-name="P11">А может никто и не догадался, что это я от стыда, потому что дул сильный ветер и хлестал по лицу жёстким снегом.</text:p>
      <text:p text:style-name="P11">На кладбище, когда рядом с кучей <text:s/>чёрной земли на снегу <text:s/>в последний раз взвыли трубы, все заплакали — и мама, и тётя Люда, и даже дядя Вадя.</text:p>
      <text:p text:style-name="P4"/>
      <text:p text:style-name="P1"><text:span text:style-name="T1">(...ж</text:span>ивя всё дальше и дальше, мы становимся необратимо черствее; когда-нибудь и я обернусь железным сухарём из котомки скиталицы, бродившей в поисках Финиста — ясна сокола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48:13.240883241</meta:creation-date>
    <dc:date>2017-03-01T15:48:20.351583619</dc:date>
    <dc:creator>sehrguey </dc:creator>
    <meta:editing-duration>PT7S</meta:editing-duration>
    <meta:editing-cycles>1</meta:editing-cycles>
    <meta:document-statistic meta:table-count="0" meta:image-count="0" meta:object-count="0" meta:page-count="2" meta:paragraph-count="46" meta:word-count="866" meta:character-count="5296" meta:non-whitespace-character-count="4444"/>
    <meta:generator>LibreOffice/4.3.3.2$Linux_x86 LibreOffice_project/430m0$Build-2</meta:generator>
  </office:meta>
</office:document-meta>
</file>